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2.86mm" svg:y="90.52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Raw: 18458 <text:s text:c="3"/>sampled: 1858.868 <text:s text:c="2"/>given: 3800 <text:s text:c="2"/>gain: 2.0442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58 <text:s text:c="3"/>sampled: 1858.868 <text:s text:c="2"/>given: 3800 <text:s text:c="2"/>gain: 2.0442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8 <text:s text:c="3"/>sampled: 1761.182 <text:s text:c="2"/>given: 3600 <text:s text:c="2"/>gain: 2.0440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8 <text:s text:c="3"/>sampled: 1761.182 <text:s text:c="2"/>given: 3600 <text:s text:c="2"/>gain: 2.0440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4 <text:s text:c="3"/>sampled: 1663.092 <text:s text:c="2"/>given: 3400 <text:s text:c="2"/>gain: 2.044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4 <text:s text:c="3"/>sampled: 1663.092 <text:s text:c="2"/>given: 3400 <text:s text:c="2"/>gain: 2.044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3 <text:s text:c="3"/>sampled: 1565.305 <text:s text:c="2"/>given: 3200 <text:s text:c="2"/>gain: 2.0443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43 <text:s text:c="3"/>sampled: 1565.305 <text:s text:c="2"/>given: 3200 <text:s text:c="2"/>gain: 2.0443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2 <text:s text:c="3"/>sampled: 1467.517 <text:s text:c="2"/>given: 3000 <text:s text:c="2"/>gain: 2.0442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72 <text:s text:c="3"/>sampled: 1467.517 <text:s text:c="2"/>given: 3000 <text:s text:c="2"/>gain: 2.0442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1 <text:s text:c="3"/>sampled: 1369.73 <text:s text:c="2"/>given: 2800 <text:s text:c="2"/>gain: 2.0441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01 <text:s text:c="3"/>sampled: 1369.73 <text:s text:c="2"/>given: 2800 <text:s text:c="2"/>gain: 2.0441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9 <text:s text:c="3"/>sampled: 1271.841 <text:s text:c="2"/>given: 2600 <text:s text:c="2"/>gain: 2.0442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9 <text:s text:c="3"/>sampled: 1271.841 <text:s text:c="2"/>given: 2600 <text:s text:c="2"/>gain: 2.0442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8 <text:s text:c="3"/>sampled: 1174.054 <text:s text:c="2"/>given: 2400 <text:s text:c="2"/>gain: 2.0441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9 <text:s text:c="3"/>sampled: 1174.155 <text:s text:c="2"/>given: 2400 <text:s text:c="2"/>gain: 2.0440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7 <text:s text:c="3"/>sampled: 1076.266 <text:s text:c="2"/>given: 2200 <text:s text:c="2"/>gain: 2.0441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8 <text:s text:c="3"/>sampled: 1076.367 <text:s text:c="2"/>given: 2200 <text:s text:c="2"/>gain: 2.0439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255" calcext:value-type="float">
            <text:p>2.0442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55" calcext:value-type="float">
            <text:p>2.0442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82" calcext:value-type="float">
            <text:p>2.0440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82" calcext:value-type="float">
            <text:p>2.0440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85" calcext:value-type="float">
            <text:p>2.044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85" calcext:value-type="float">
            <text:p>2.044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31" calcext:value-type="float">
            <text:p>2.0443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31" calcext:value-type="float">
            <text:p>2.0443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69" calcext:value-type="float">
            <text:p>2.0442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69" calcext:value-type="float">
            <text:p>2.0442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99" calcext:value-type="float">
            <text:p>2.0441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99" calcext:value-type="float">
            <text:p>2.0441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8" calcext:value-type="float">
            <text:p>2.0442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8" calcext:value-type="float">
            <text:p>2.0442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99" calcext:value-type="float">
            <text:p>2.0441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024" calcext:value-type="float">
            <text:p>2.0440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103" calcext:value-type="float">
            <text:p>2.0441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912" calcext:value-type="float">
            <text:p>2.0439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15" calcext:value-type="float">
            <text:p>2.04415</text:p>
          </table:table-cell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formula="of:=AVERAGE([.A55:.A107])" office:value-type="float" office:value="2315.53554716981" calcext:value-type="float">
            <text:p>2315.53554716981</text:p>
          </table:table-cell>
          <table:table-cell table:formula="of:=AVERAGE([.F55:.F57])" office:value-type="float" office:value="50.1963333333333" calcext:value-type="float">
            <text:p>50.1963333333333</text:p>
          </table:table-cell>
          <table:table-cell table:formula="of:=[.C55]*2" office:value-type="float" office:value="100.392666666667" calcext:value-type="float">
            <text:p>100.392666666667</text:p>
          </table:table-cell>
          <table:table-cell table:formula="of:=[.D55]/[.B55]" office:value-type="float" office:value="0.0433561327915578" calcext:value-type="float">
            <text:p>0.043356132791558</text:p>
          </table:table-cell>
          <table:table-cell office:value-type="float" office:value="50.197" calcext:value-type="float">
            <text:p>50.197</text:p>
          </table:table-cell>
        </table:table-row>
        <table:table-row table:style-name="ro1">
          <table:table-cell office:value-type="float" office:value="2314.773" calcext:value-type="float">
            <text:p>2314.773</text:p>
          </table:table-cell>
          <table:table-cell table:number-columns-repeated="4"/>
          <table:table-cell office:value-type="float" office:value="50.196" calcext:value-type="float">
            <text:p>50.196</text:p>
          </table:table-cell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4"/>
          <table:table-cell office:value-type="float" office:value="50.196" calcext:value-type="float">
            <text:p>50.196</text:p>
          </table:table-cell>
        </table:table-row>
        <table:table-row table:style-name="ro1">
          <table:table-cell office:value-type="float" office:value="2316.184" calcext:value-type="float">
            <text:p>2316.184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3.968" calcext:value-type="float">
            <text:p>2313.968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5"/>
        </table:table-row>
        <table:table-row table:style-name="ro1">
          <table:table-cell office:value-type="float" office:value="2314.572" calcext:value-type="float">
            <text:p>2314.572</text:p>
          </table:table-cell>
          <table:table-cell table:number-columns-repeated="5"/>
        </table:table-row>
        <table:table-row table:style-name="ro1">
          <table:table-cell office:value-type="float" office:value="2314.27" calcext:value-type="float">
            <text:p>2314.27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6.184" calcext:value-type="float">
            <text:p>2316.184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5.076" calcext:value-type="float">
            <text:p>2315.076</text:p>
          </table:table-cell>
          <table:table-cell table:number-columns-repeated="5"/>
        </table:table-row>
        <table:table-row table:style-name="ro1">
          <table:table-cell office:value-type="float" office:value="2315.378" calcext:value-type="float">
            <text:p>2315.378</text:p>
          </table:table-cell>
          <table:table-cell table:number-columns-repeated="5"/>
        </table:table-row>
        <table:table-row table:style-name="ro1">
          <table:table-cell office:value-type="float" office:value="2315.982" calcext:value-type="float">
            <text:p>2315.982</text:p>
          </table:table-cell>
          <table:table-cell table:number-columns-repeated="5"/>
        </table:table-row>
        <table:table-row table:style-name="ro1">
          <table:table-cell office:value-type="float" office:value="2315.076" calcext:value-type="float">
            <text:p>2315.076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3.968" calcext:value-type="float">
            <text:p>2313.968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4.874" calcext:value-type="float">
            <text:p>2314.874</text:p>
          </table:table-cell>
          <table:table-cell table:number-columns-repeated="5"/>
        </table:table-row>
        <table:table-row table:style-name="ro1">
          <table:table-cell office:value-type="float" office:value="2314.874" calcext:value-type="float">
            <text:p>2314.874</text:p>
          </table:table-cell>
          <table:table-cell table:number-columns-repeated="5"/>
        </table:table-row>
        <table:table-row table:style-name="ro1">
          <table:table-cell office:value-type="float" office:value="2315.479" calcext:value-type="float">
            <text:p>2315.479</text:p>
          </table:table-cell>
          <table:table-cell table:number-columns-repeated="5"/>
        </table:table-row>
        <table:table-row table:style-name="ro1">
          <table:table-cell office:value-type="float" office:value="2314.371" calcext:value-type="float">
            <text:p>2314.371</text:p>
          </table:table-cell>
          <table:table-cell table:number-columns-repeated="5"/>
        </table:table-row>
        <table:table-row table:style-name="ro1">
          <table:table-cell office:value-type="float" office:value="2314.27" calcext:value-type="float">
            <text:p>2314.27</text:p>
          </table:table-cell>
          <table:table-cell table:number-columns-repeated="5"/>
        </table:table-row>
        <table:table-row table:style-name="ro1">
          <table:table-cell office:value-type="float" office:value="2314.673" calcext:value-type="float">
            <text:p>2314.673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5.982" calcext:value-type="float">
            <text:p>2315.982</text:p>
          </table:table-cell>
          <table:table-cell table:number-columns-repeated="5"/>
        </table:table-row>
        <table:table-row table:style-name="ro1">
          <table:table-cell office:value-type="float" office:value="2315.076" calcext:value-type="float">
            <text:p>2315.076</text:p>
          </table:table-cell>
          <table:table-cell table:number-columns-repeated="5"/>
        </table:table-row>
        <table:table-row table:style-name="ro1">
          <table:table-cell office:value-type="float" office:value="2313.968" calcext:value-type="float">
            <text:p>2313.968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4.673" calcext:value-type="float">
            <text:p>2314.673</text:p>
          </table:table-cell>
          <table:table-cell table:number-columns-repeated="5"/>
        </table:table-row>
        <table:table-row table:style-name="ro1">
          <table:table-cell office:value-type="float" office:value="2315.982" calcext:value-type="float">
            <text:p>2315.982</text:p>
          </table:table-cell>
          <table:table-cell table:number-columns-repeated="5"/>
        </table:table-row>
        <table:table-row table:style-name="ro1">
          <table:table-cell office:value-type="float" office:value="2316.184" calcext:value-type="float">
            <text:p>2316.184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5.076" calcext:value-type="float">
            <text:p>2315.076</text:p>
          </table:table-cell>
          <table:table-cell table:number-columns-repeated="5"/>
        </table:table-row>
        <table:table-row table:style-name="ro1">
          <table:table-cell office:value-type="float" office:value="2314.874" calcext:value-type="float">
            <text:p>2314.874</text:p>
          </table:table-cell>
          <table:table-cell table:number-columns-repeated="5"/>
        </table:table-row>
        <table:table-row table:style-name="ro1">
          <table:table-cell office:value-type="float" office:value="2314.572" calcext:value-type="float">
            <text:p>2314.572</text:p>
          </table:table-cell>
          <table:table-cell table:number-columns-repeated="5"/>
        </table:table-row>
        <table:table-row table:style-name="ro1">
          <table:table-cell office:value-type="float" office:value="2315.68" calcext:value-type="float">
            <text:p>2315.68</text:p>
          </table:table-cell>
          <table:table-cell table:number-columns-repeated="5"/>
        </table:table-row>
        <table:table-row table:style-name="ro1">
          <table:table-cell office:value-type="float" office:value="2315.479" calcext:value-type="float">
            <text:p>2315.479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14.874" calcext:value-type="float">
            <text:p>2314.874</text:p>
          </table:table-cell>
          <table:table-cell table:number-columns-repeated="5"/>
        </table:table-row>
        <table:table-row table:style-name="ro1">
          <table:table-cell office:value-type="float" office:value="2315.277" calcext:value-type="float">
            <text:p>2315.277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93.125" calcext:value-type="float">
            <text:p>2393.125</text:p>
          </table:table-cell>
          <table:table-cell table:formula="of:=AVERAGE([.A112:.A146])" office:value-type="float" office:value="2390.35354285714" calcext:value-type="float">
            <text:p>2390.35354285714</text:p>
          </table:table-cell>
          <table:table-cell table:formula="of:=AVERAGE([.F112:.F117])" office:value-type="float" office:value="5.138" calcext:value-type="float">
            <text:p>5.138</text:p>
          </table:table-cell>
          <table:table-cell table:formula="of:=[.C112]*2" office:value-type="float" office:value="10.276" calcext:value-type="float">
            <text:p>10.276</text:p>
          </table:table-cell>
          <table:table-cell table:formula="of:=[.D112]/[.B112]" office:value-type="float" office:value="0.00429894566463056" calcext:value-type="float">
            <text:p>0.004298945664631</text:p>
          </table:table-cell>
          <table:table-cell office:value-type="float" office:value="5.136" calcext:value-type="float">
            <text:p>5.136</text:p>
          </table:table-cell>
        </table:table-row>
        <table:table-row table:style-name="ro1">
          <table:table-cell office:value-type="float" office:value="2388.391" calcext:value-type="float">
            <text:p>2388.391</text:p>
          </table:table-cell>
          <table:table-cell table:number-columns-repeated="4"/>
          <table:table-cell office:value-type="float" office:value="5.139" calcext:value-type="float">
            <text:p>5.139</text:p>
          </table:table-cell>
        </table:table-row>
        <table:table-row table:style-name="ro1">
          <table:table-cell office:value-type="float" office:value="2391.815" calcext:value-type="float">
            <text:p>2391.815</text:p>
          </table:table-cell>
          <table:table-cell table:number-columns-repeated="4"/>
          <table:table-cell office:value-type="float" office:value="5.139" calcext:value-type="float">
            <text:p>5.139</text:p>
          </table:table-cell>
        </table:table-row>
        <table:table-row table:style-name="ro1">
          <table:table-cell office:value-type="float" office:value="2394.736" calcext:value-type="float">
            <text:p>2394.736</text:p>
          </table:table-cell>
          <table:table-cell table:number-columns-repeated="4"/>
          <table:table-cell office:value-type="float" office:value="5.138" calcext:value-type="float">
            <text:p>5.138</text:p>
          </table:table-cell>
        </table:table-row>
        <table:table-row table:style-name="ro1">
          <table:table-cell office:value-type="float" office:value="2392.017" calcext:value-type="float">
            <text:p>2392.017</text:p>
          </table:table-cell>
          <table:table-cell table:number-columns-repeated="4"/>
          <table:table-cell office:value-type="float" office:value="5.138" calcext:value-type="float">
            <text:p>5.138</text:p>
          </table:table-cell>
        </table:table-row>
        <table:table-row table:style-name="ro1">
          <table:table-cell office:value-type="float" office:value="2385.068" calcext:value-type="float">
            <text:p>2385.068</text:p>
          </table:table-cell>
          <table:table-cell table:number-columns-repeated="4"/>
          <table:table-cell office:value-type="float" office:value="5.138" calcext:value-type="float">
            <text:p>5.138</text:p>
          </table:table-cell>
        </table:table-row>
        <table:table-row table:style-name="ro1">
          <table:table-cell office:value-type="float" office:value="2392.52" calcext:value-type="float">
            <text:p>2392.52</text:p>
          </table:table-cell>
          <table:table-cell table:number-columns-repeated="5"/>
        </table:table-row>
        <table:table-row table:style-name="ro1">
          <table:table-cell office:value-type="float" office:value="2398.26" calcext:value-type="float">
            <text:p>2398.26</text:p>
          </table:table-cell>
          <table:table-cell table:number-columns-repeated="5"/>
        </table:table-row>
        <table:table-row table:style-name="ro1">
          <table:table-cell office:value-type="float" office:value="2390.808" calcext:value-type="float">
            <text:p>2390.808</text:p>
          </table:table-cell>
          <table:table-cell table:number-columns-repeated="5"/>
        </table:table-row>
        <table:table-row table:style-name="ro1">
          <table:table-cell office:value-type="float" office:value="2386.276" calcext:value-type="float">
            <text:p>2386.276</text:p>
          </table:table-cell>
          <table:table-cell table:number-columns-repeated="5"/>
        </table:table-row>
        <table:table-row table:style-name="ro1">
          <table:table-cell office:value-type="float" office:value="2397.354" calcext:value-type="float">
            <text:p>2397.354</text:p>
          </table:table-cell>
          <table:table-cell table:number-columns-repeated="5"/>
        </table:table-row>
        <table:table-row table:style-name="ro1">
          <table:table-cell office:value-type="float" office:value="2393.427" calcext:value-type="float">
            <text:p>2393.427</text:p>
          </table:table-cell>
          <table:table-cell table:number-columns-repeated="5"/>
        </table:table-row>
        <table:table-row table:style-name="ro1">
          <table:table-cell office:value-type="float" office:value="2384.564" calcext:value-type="float">
            <text:p>2384.564</text:p>
          </table:table-cell>
          <table:table-cell table:number-columns-repeated="5"/>
        </table:table-row>
        <table:table-row table:style-name="ro1">
          <table:table-cell office:value-type="float" office:value="2389.398" calcext:value-type="float">
            <text:p>2389.398</text:p>
          </table:table-cell>
          <table:table-cell table:number-columns-repeated="5"/>
        </table:table-row>
        <table:table-row table:style-name="ro1">
          <table:table-cell office:value-type="float" office:value="2387.485" calcext:value-type="float">
            <text:p>2387.485</text:p>
          </table:table-cell>
          <table:table-cell table:number-columns-repeated="5"/>
        </table:table-row>
        <table:table-row table:style-name="ro1">
          <table:table-cell office:value-type="float" office:value="2397.052" calcext:value-type="float">
            <text:p>2397.052</text:p>
          </table:table-cell>
          <table:table-cell table:number-columns-repeated="5"/>
        </table:table-row>
        <table:table-row table:style-name="ro1">
          <table:table-cell office:value-type="float" office:value="2388.492" calcext:value-type="float">
            <text:p>2388.492</text:p>
          </table:table-cell>
          <table:table-cell table:number-columns-repeated="5"/>
        </table:table-row>
        <table:table-row table:style-name="ro1">
          <table:table-cell office:value-type="float" office:value="2390.708" calcext:value-type="float">
            <text:p>2390.708</text:p>
          </table:table-cell>
          <table:table-cell table:number-columns-repeated="5"/>
        </table:table-row>
        <table:table-row table:style-name="ro1">
          <table:table-cell office:value-type="float" office:value="2393.427" calcext:value-type="float">
            <text:p>2393.427</text:p>
          </table:table-cell>
          <table:table-cell table:number-columns-repeated="5"/>
        </table:table-row>
        <table:table-row table:style-name="ro1">
          <table:table-cell office:value-type="float" office:value="2391.01" calcext:value-type="float">
            <text:p>2391.01</text:p>
          </table:table-cell>
          <table:table-cell table:number-columns-repeated="5"/>
        </table:table-row>
        <table:table-row table:style-name="ro1">
          <table:table-cell office:value-type="float" office:value="2389.197" calcext:value-type="float">
            <text:p>2389.197</text:p>
          </table:table-cell>
          <table:table-cell table:number-columns-repeated="5"/>
        </table:table-row>
        <table:table-row table:style-name="ro1">
          <table:table-cell office:value-type="float" office:value="2391.916" calcext:value-type="float">
            <text:p>2391.916</text:p>
          </table:table-cell>
          <table:table-cell table:number-columns-repeated="5"/>
        </table:table-row>
        <table:table-row table:style-name="ro1">
          <table:table-cell office:value-type="float" office:value="2389.297" calcext:value-type="float">
            <text:p>2389.297</text:p>
          </table:table-cell>
          <table:table-cell table:number-columns-repeated="5"/>
        </table:table-row>
        <table:table-row table:style-name="ro1">
          <table:table-cell office:value-type="float" office:value="2390.708" calcext:value-type="float">
            <text:p>2390.708</text:p>
          </table:table-cell>
          <table:table-cell table:number-columns-repeated="5"/>
        </table:table-row>
        <table:table-row table:style-name="ro1">
          <table:table-cell office:value-type="float" office:value="2390.305" calcext:value-type="float">
            <text:p>2390.305</text:p>
          </table:table-cell>
          <table:table-cell table:number-columns-repeated="5"/>
        </table:table-row>
        <table:table-row table:style-name="ro1">
          <table:table-cell office:value-type="float" office:value="2387.585" calcext:value-type="float">
            <text:p>2387.585</text:p>
          </table:table-cell>
          <table:table-cell table:number-columns-repeated="5"/>
        </table:table-row>
        <table:table-row table:style-name="ro1">
          <table:table-cell office:value-type="float" office:value="2383.154" calcext:value-type="float">
            <text:p>2383.154</text:p>
          </table:table-cell>
          <table:table-cell table:number-columns-repeated="5"/>
        </table:table-row>
        <table:table-row table:style-name="ro1">
          <table:table-cell office:value-type="float" office:value="2391.312" calcext:value-type="float">
            <text:p>2391.312</text:p>
          </table:table-cell>
          <table:table-cell table:number-columns-repeated="5"/>
        </table:table-row>
        <table:table-row table:style-name="ro1">
          <table:table-cell office:value-type="float" office:value="2386.679" calcext:value-type="float">
            <text:p>2386.679</text:p>
          </table:table-cell>
          <table:table-cell table:number-columns-repeated="5"/>
        </table:table-row>
        <table:table-row table:style-name="ro1">
          <table:table-cell office:value-type="float" office:value="2391.815" calcext:value-type="float">
            <text:p>2391.815</text:p>
          </table:table-cell>
          <table:table-cell table:number-columns-repeated="5"/>
        </table:table-row>
        <table:table-row table:style-name="ro1">
          <table:table-cell office:value-type="float" office:value="2387.686" calcext:value-type="float">
            <text:p>2387.686</text:p>
          </table:table-cell>
          <table:table-cell table:number-columns-repeated="5"/>
        </table:table-row>
        <table:table-row table:style-name="ro1">
          <table:table-cell office:value-type="float" office:value="2390.103" calcext:value-type="float">
            <text:p>2390.103</text:p>
          </table:table-cell>
          <table:table-cell table:number-columns-repeated="5"/>
        </table:table-row>
        <table:table-row table:style-name="ro1">
          <table:table-cell office:value-type="float" office:value="2388.995" calcext:value-type="float">
            <text:p>2388.995</text:p>
          </table:table-cell>
          <table:table-cell table:number-columns-repeated="5"/>
        </table:table-row>
        <table:table-row table:style-name="ro1">
          <table:table-cell office:value-type="float" office:value="2385.37" calcext:value-type="float">
            <text:p>2385.37</text:p>
          </table:table-cell>
          <table:table-cell table:number-columns-repeated="5"/>
        </table:table-row>
        <table:table-row table:style-name="ro1">
          <table:table-cell office:value-type="float" office:value="2392.319" calcext:value-type="float">
            <text:p>2392.319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6:11:44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6:20:48.193000000</dc:date>
    <meta:editing-duration>PT2H41M44S</meta:editing-duration>
    <meta:editing-cycles>49</meta:editing-cycles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255">
                <text:p>2.04425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4255">
                <text:p>2.04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082">
                <text:p>2.044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4082">
                <text:p>2.044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4385">
                <text:p>2.044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4385">
                <text:p>2.044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4331">
                <text:p>2.044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4331">
                <text:p>2.044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4269">
                <text:p>2.044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4269">
                <text:p>2.04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4199">
                <text:p>2.044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4199">
                <text:p>2.044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428">
                <text:p>2.04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428">
                <text:p>2.04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4199">
                <text:p>2.044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4024">
                <text:p>2.044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4103">
                <text:p>2.044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3912">
                <text:p>2.043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